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 style:data-style-name="N110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[$'session-10.copy_3'.$O22]" style:apply-style-name="無題4" style:base-cell-address="'session-10.copy_3'.O23"/>
    </style:style>
  </office:automatic-styles>
  <office:body>
    <office:spreadsheet>
      <table:table table:name="session-10.copy_3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rf_idx</text:p>
          </table:table-cell>
          <table:table-cell table:style-name="ce2" office:value-type="string">
            <text:p>rf_pr</text:p>
          </table:table-cell>
          <table:table-cell table:style-name="ce2" office:value-type="string">
            <text:p>ext_idx</text:p>
          </table:table-cell>
          <table:table-cell table:style-name="ce2" office:value-type="string">
            <text:p>ext_pr</text:p>
          </table:table-cell>
          <table:table-cell table:style-name="ce2" office:value-type="string">
            <text:p>e0.price_High</text:p>
          </table:table-cell>
          <table:table-cell table:style-name="ce2" office:value-type="string">
            <text:p>e0.price_L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diff.price</text:p>
          </table:table-cell>
          <table:table-cell table:style-name="ce2" office:value-type="string">
            <text:p>BB-seq</text:p>
          </table:table-cell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2019.04.24 00:45</text:p>
          </table:table-cell>
          <table:table-cell table:style-name="ce2" office:value-type="float" office:value="79.361">
            <text:p>79.36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79.369">
            <text:p>79.369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9.406">
            <text:p>79.406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79.321">
            <text:p>79.321</text:p>
          </table:table-cell>
          <table:table-cell table:style-name="ce2" office:value-type="float" office:value="79.374">
            <text:p>79.374</text:p>
          </table:table-cell>
          <table:table-cell table:style-name="ce2" office:value-type="float" office:value="79.305">
            <text:p>79.30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2" office:value-type="string">
            <text:p>1-3-3</text:p>
          </table:table-cell>
          <table:table-cell office:value-type="string">
            <text:p>1-3-3</text:p>
          </table:table-cell>
          <table:table-cell table:number-columns-repeated="100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2019.04.18 01:15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393">
            <text:p>80.39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0.37">
            <text:p>80.37</text:p>
          </table:table-cell>
          <table:table-cell table:style-name="ce2" office:value-type="float" office:value="80.413">
            <text:p>80.413</text:p>
          </table:table-cell>
          <table:table-cell table:style-name="ce2" office:value-type="float" office:value="80.353">
            <text:p>80.353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2-3-2</text:p>
          </table:table-cell>
          <table:table-cell office:value-type="string">
            <text:p>2-3-2</text:p>
          </table:table-cell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2019.04.18 02:30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2">
            <text:p>80.3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348">
            <text:p>80.348</text:p>
          </table:table-cell>
          <table:table-cell table:style-name="ce2" office:value-type="float" office:value="80.387">
            <text:p>80.387</text:p>
          </table:table-cell>
          <table:table-cell table:style-name="ce2" office:value-type="float" office:value="80.344">
            <text:p>80.34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3-3</text:p>
          </table:table-cell>
          <table:table-cell office:value-type="string">
            <text:p>3-3-3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2019.04.17 10:30</text:p>
          </table:table-cell>
          <table:table-cell table:style-name="ce2" office:value-type="float" office:value="80.603">
            <text:p>80.6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.64">
            <text:p>80.6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80.587">
            <text:p>80.587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37">
            <text:p>0.04</text:p>
          </table:table-cell>
          <table:table-cell table:style-name="ce4" office:value-type="string">
            <text:p>3-4-2</text:p>
          </table:table-cell>
          <table:table-cell office:value-type="string">
            <text:p>3-4-2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2019.04.18 07:30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29">
            <text:p>80.32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0.291">
            <text:p>80.291</text:p>
          </table:table-cell>
          <table:table-cell table:style-name="ce2" office:value-type="float" office:value="80.332">
            <text:p>80.332</text:p>
          </table:table-cell>
          <table:table-cell table:style-name="ce2" office:value-type="float" office:value="80.285">
            <text:p>80.28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019.04.18 08:30</text:p>
          </table:table-cell>
          <table:table-cell table:style-name="ce2" office:value-type="float" office:value="80.333">
            <text:p>80.33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.386">
            <text:p>80.386</text:p>
          </table:table-cell>
          <table:table-cell table:style-name="ce2" office:value-type="float" office:value="80.426">
            <text:p>80.426</text:p>
          </table:table-cell>
          <table:table-cell table:style-name="ce2" office:value-type="float" office:value="80.345">
            <text:p>80.34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53">
            <text:p>0.05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2019.04.17 21:45</text:p>
          </table:table-cell>
          <table:table-cell table:style-name="ce2" office:value-type="float" office:value="80.303">
            <text:p>80.30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0.375">
            <text:p>80.375</text:p>
          </table:table-cell>
          <table:table-cell table:style-name="ce2" office:value-type="float" office:value="80.415">
            <text:p>80.415</text:p>
          </table:table-cell>
          <table:table-cell table:style-name="ce2" office:value-type="float" office:value="80.339">
            <text:p>80.339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2">
            <text:p>0.07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2019.04.19 13:15</text:p>
          </table:table-cell>
          <table:table-cell table:style-name="ce2" office:value-type="float" office:value="80.031">
            <text:p>80.03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80.009">
            <text:p>80.009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80.064">
            <text:p>80.06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79.991">
            <text:p>79.991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81">
            <text:p>79.981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office:value-type="string">
            <text:p>3-4-4</text:p>
          </table:table-cell>
          <table:table-cell table:number-columns-repeated="100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2019.04.24 02:30</text:p>
          </table:table-cell>
          <table:table-cell table:style-name="ce2" office:value-type="float" office:value="79.358">
            <text:p>79.3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4">
            <text:p>79.3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68">
            <text:p>79.368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79.318">
            <text:p>79.318</text:p>
          </table:table-cell>
          <table:table-cell table:style-name="ce2" office:value-type="float" office:value="79.347">
            <text:p>79.347</text:p>
          </table:table-cell>
          <table:table-cell table:style-name="ce2" office:value-type="float" office:value="79.298">
            <text:p>79.298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office:value-type="string">
            <text:p>3-4-4</text:p>
          </table:table-cell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2019.04.22 22:30</text:p>
          </table:table-cell>
          <table:table-cell table:style-name="ce2" office:value-type="float" office:value="79.852">
            <text:p>79.85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72">
            <text:p>79.87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85">
            <text:p>79.885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79.812">
            <text:p>79.812</text:p>
          </table:table-cell>
          <table:table-cell table:style-name="ce2" office:value-type="float" office:value="79.842">
            <text:p>79.842</text:p>
          </table:table-cell>
          <table:table-cell table:style-name="ce2" office:value-type="float" office:value="79.81">
            <text:p>79.81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5-4</text:p>
          </table:table-cell>
          <table:table-cell office:value-type="string">
            <text:p>3-5-4</text:p>
          </table:table-cell>
          <table:table-cell table:number-columns-repeated="100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2019.04.22 14:45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9.844">
            <text:p>79.844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79.844">
            <text:p>79.84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6-3</text:p>
          </table:table-cell>
          <table:table-cell office:value-type="string">
            <text:p>3-6-3</text:p>
          </table:table-cell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5">
            <text:p>305</text:p>
          </table:table-cell>
          <table:table-cell table:style-name="ce2" office:value-type="string">
            <text:p>2019.04.22 12:00</text:p>
          </table:table-cell>
          <table:table-cell table:style-name="ce2" office:value-type="float" office:value="79.876">
            <text:p>79.87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79.855">
            <text:p>79.855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79.894">
            <text:p>79.894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79.836">
            <text:p>79.836</text:p>
          </table:table-cell>
          <table:table-cell table:style-name="ce2" office:value-type="float" office:value="79.857">
            <text:p>79.857</text:p>
          </table:table-cell>
          <table:table-cell table:style-name="ce2" office:value-type="float" office:value="79.829">
            <text:p>79.829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2019.04.23 06:45</text:p>
          </table:table-cell>
          <table:table-cell table:style-name="ce2" office:value-type="float" office:value="79.697">
            <text:p>79.697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79.69">
            <text:p>79.69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79.71">
            <text:p>79.7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79.657">
            <text:p>79.657</text:p>
          </table:table-cell>
          <table:table-cell table:style-name="ce2" office:value-type="float" office:value="79.693">
            <text:p>79.693</text:p>
          </table:table-cell>
          <table:table-cell table:style-name="ce2" office:value-type="float" office:value="79.632">
            <text:p>79.632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019.04.23 13:00</text:p>
          </table:table-cell>
          <table:table-cell table:style-name="ce2" office:value-type="float" office:value="79.57">
            <text:p>79.5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42">
            <text:p>79.542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65">
            <text:p>79.565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79.53">
            <text:p>79.53</text:p>
          </table:table-cell>
          <table:table-cell table:style-name="ce2" office:value-type="float" office:value="79.551">
            <text:p>79.551</text:p>
          </table:table-cell>
          <table:table-cell table:style-name="ce2" office:value-type="float" office:value="79.525">
            <text:p>79.52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2019.04.22 03:45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36">
            <text:p>80.036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.021">
            <text:p>80.021</text:p>
          </table:table-cell>
          <table:table-cell table:style-name="ce2" office:value-type="float" office:value="80.056">
            <text:p>80.056</text:p>
          </table:table-cell>
          <table:table-cell table:style-name="ce2" office:value-type="float" office:value="79.995">
            <text:p>79.99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1</text:p>
          </table:table-cell>
          <table:table-cell office:value-type="string">
            <text:p>4-5-1</text:p>
          </table:table-cell>
          <table:table-cell table:number-columns-repeated="100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019.04.23 05:45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5">
            <text:p>79.65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79.641">
            <text:p>79.641</text:p>
          </table:table-cell>
          <table:table-cell table:style-name="ce2" office:value-type="float" office:value="79.685">
            <text:p>79.685</text:p>
          </table:table-cell>
          <table:table-cell table:style-name="ce2" office:value-type="float" office:value="79.64">
            <text:p>79.6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office:value-type="string">
            <text:p>4-5-4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019.04.23 14:15</text:p>
          </table:table-cell>
          <table:table-cell table:style-name="ce2" office:value-type="float" office:value="79.541">
            <text:p>79.54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79.556">
            <text:p>79.556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79.595">
            <text:p>79.59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79.501">
            <text:p>79.501</text:p>
          </table:table-cell>
          <table:table-cell table:style-name="ce2" office:value-type="float" office:value="79.557">
            <text:p>79.557</text:p>
          </table:table-cell>
          <table:table-cell table:style-name="ce2" office:value-type="float" office:value="79.5">
            <text:p>79.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office:value-type="string">
            <text:p>4-5-4</text:p>
          </table:table-cell>
          <table:table-cell table:number-columns-repeated="100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019.04.19 04:45</text:p>
          </table:table-cell>
          <table:table-cell table:style-name="ce2" office:value-type="float" office:value="80.005">
            <text:p>80.0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7">
            <text:p>80.06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8">
            <text:p>80.06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0.071">
            <text:p>80.071</text:p>
          </table:table-cell>
          <table:table-cell table:style-name="ce2" office:value-type="float" office:value="80.111">
            <text:p>80.111</text:p>
          </table:table-cell>
          <table:table-cell table:style-name="ce2" office:value-type="float" office:value="80.025">
            <text:p>80.02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66">
            <text:p>0.07</text:p>
          </table:table-cell>
          <table:table-cell table:style-name="ce4" office:value-type="string">
            <text:p>4-6-5</text:p>
          </table:table-cell>
          <table:table-cell office:value-type="string">
            <text:p>4-6-5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2019.04.24 07:30</text:p>
          </table:table-cell>
          <table:table-cell table:style-name="ce2" office:value-type="float" office:value="78.594">
            <text:p>78.594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8.578">
            <text:p>78.578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78.658">
            <text:p>78.658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78.554">
            <text:p>78.554</text:p>
          </table:table-cell>
          <table:table-cell table:style-name="ce2" office:value-type="float" office:value="78.585">
            <text:p>78.585</text:p>
          </table:table-cell>
          <table:table-cell table:style-name="ce2" office:value-type="float" office:value="78.538">
            <text:p>78.538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5-4</text:p>
          </table:table-cell>
          <table:table-cell office:value-type="string">
            <text:p>5-5-4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2019.04.18 20:30</text:p>
          </table:table-cell>
          <table:table-cell table:style-name="ce2" office:value-type="float" office:value="79.958">
            <text:p>79.958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3">
            <text:p>80.02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6">
            <text:p>80.02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80.029">
            <text:p>80.029</text:p>
          </table:table-cell>
          <table:table-cell table:style-name="ce2" office:value-type="float" office:value="80.069">
            <text:p>80.069</text:p>
          </table:table-cell>
          <table:table-cell table:style-name="ce2" office:value-type="float" office:value="79.993">
            <text:p>79.993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1">
            <text:p>0.07</text:p>
          </table:table-cell>
          <table:table-cell table:style-name="ce4" office:value-type="string">
            <text:p>5-5-4</text:p>
          </table:table-cell>
          <table:table-cell office:value-type="string">
            <text:p>5-5-4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2019.04.17 19:45</text:p>
          </table:table-cell>
          <table:table-cell table:style-name="ce2" office:value-type="float" office:value="80.234">
            <text:p>80.23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0.309">
            <text:p>80.309</text:p>
          </table:table-cell>
          <table:table-cell table:style-name="ce2" office:value-type="float" office:value="80.349">
            <text:p>80.349</text:p>
          </table:table-cell>
          <table:table-cell table:style-name="ce2" office:value-type="float" office:value="80.305">
            <text:p>80.30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5">
            <text:p>0.08</text:p>
          </table:table-cell>
          <table:table-cell table:style-name="ce4" office:value-type="string">
            <text:p>5-5-5</text:p>
          </table:table-cell>
          <table:table-cell office:value-type="string">
            <text:p>5-5-5</text:p>
          </table:table-cell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2019.04.17 15:30</text:p>
          </table:table-cell>
          <table:table-cell table:style-name="ce2" office:value-type="float" office:value="80.52">
            <text:p>80.5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0.48">
            <text:p>80.48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80.457">
            <text:p>80.457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019.04.17 17:45</text:p>
          </table:table-cell>
          <table:table-cell table:style-name="ce2" office:value-type="float" office:value="80.342">
            <text:p>80.34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346">
            <text:p>80.34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.302">
            <text:p>80.302</text:p>
          </table:table-cell>
          <table:table-cell table:style-name="ce2" office:value-type="float" office:value="80.357">
            <text:p>80.357</text:p>
          </table:table-cell>
          <table:table-cell table:style-name="ce2" office:value-type="float" office:value="80.27">
            <text:p>80.27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019.04.18 11:45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9">
            <text:p>80.13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0.094">
            <text:p>80.094</text:p>
          </table:table-cell>
          <table:table-cell table:style-name="ce2" office:value-type="float" office:value="80.145">
            <text:p>80.145</text:p>
          </table:table-cell>
          <table:table-cell table:style-name="ce2" office:value-type="float" office:value="80.083">
            <text:p>80.083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2019.04.18 18:15</text:p>
          </table:table-cell>
          <table:table-cell table:style-name="ce2" office:value-type="float" office:value="80.008">
            <text:p>80.008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12">
            <text:p>80.012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3">
            <text:p>80.0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9.968">
            <text:p>79.968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59">
            <text:p>79.959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019.04.23 11:15</text:p>
          </table:table-cell>
          <table:table-cell table:style-name="ce2" office:value-type="float" office:value="79.578">
            <text:p>79.578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79.564">
            <text:p>79.56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79.607">
            <text:p>79.60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79.538">
            <text:p>79.538</text:p>
          </table:table-cell>
          <table:table-cell table:style-name="ce2" office:value-type="float" office:value="79.572">
            <text:p>79.572</text:p>
          </table:table-cell>
          <table:table-cell table:style-name="ce2" office:value-type="float" office:value="79.534">
            <text:p>79.53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6-6-5</text:p>
          </table:table-cell>
          <table:table-cell office:value-type="string">
            <text:p>6-6-5</text:p>
          </table:table-cell>
          <table:table-cell table:number-columns-repeated="100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2019.04.24 05:45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48">
            <text:p>78.648</text:p>
          </table:table-cell>
          <table:table-cell table:style-name="ce2" office:value-type="float" office:value="78.707">
            <text:p>78.707</text:p>
          </table:table-cell>
          <table:table-cell table:style-name="ce2" office:value-type="float" office:value="78.642">
            <text:p>78.642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6-6-5</text:p>
          </table:table-cell>
          <table:table-cell office:value-type="string">
            <text:p>6-6-5</text:p>
          </table:table-cell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-10.copy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rf_idx</text:p>
          </table:table-cell>
          <table:table-cell table:style-name="ce2" office:value-type="string">
            <text:p>rf_pr</text:p>
          </table:table-cell>
          <table:table-cell table:style-name="ce2" office:value-type="string">
            <text:p>ext_idx</text:p>
          </table:table-cell>
          <table:table-cell table:style-name="ce2" office:value-type="string">
            <text:p>ext_pr</text:p>
          </table:table-cell>
          <table:table-cell table:style-name="ce2" office:value-type="string">
            <text:p>e0.price_High</text:p>
          </table:table-cell>
          <table:table-cell table:style-name="ce2" office:value-type="string">
            <text:p>e0.price_L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diff.price</text:p>
          </table:table-cell>
          <table:table-cell table:style-name="ce2" office:value-type="string">
            <text:p>BB-seq</text:p>
          </table:table-cell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2019.04.24 00:45</text:p>
          </table:table-cell>
          <table:table-cell table:style-name="ce2" office:value-type="float" office:value="79.361">
            <text:p>79.36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79.369">
            <text:p>79.369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9.406">
            <text:p>79.406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79.321">
            <text:p>79.321</text:p>
          </table:table-cell>
          <table:table-cell table:style-name="ce2" office:value-type="float" office:value="79.374">
            <text:p>79.374</text:p>
          </table:table-cell>
          <table:table-cell table:style-name="ce2" office:value-type="float" office:value="79.305">
            <text:p>79.30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1-3-3</text:p>
          </table:table-cell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2019.04.18 01:15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393">
            <text:p>80.39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0.37">
            <text:p>80.37</text:p>
          </table:table-cell>
          <table:table-cell table:style-name="ce2" office:value-type="float" office:value="80.413">
            <text:p>80.413</text:p>
          </table:table-cell>
          <table:table-cell table:style-name="ce2" office:value-type="float" office:value="80.353">
            <text:p>80.353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2-3-2</text:p>
          </table:table-cell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2019.04.18 02:30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2">
            <text:p>80.3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348">
            <text:p>80.348</text:p>
          </table:table-cell>
          <table:table-cell table:style-name="ce2" office:value-type="float" office:value="80.387">
            <text:p>80.387</text:p>
          </table:table-cell>
          <table:table-cell table:style-name="ce2" office:value-type="float" office:value="80.344">
            <text:p>80.34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3-3</text:p>
          </table:table-cell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2019.04.18 07:30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29">
            <text:p>80.32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0.291">
            <text:p>80.291</text:p>
          </table:table-cell>
          <table:table-cell table:style-name="ce2" office:value-type="float" office:value="80.332">
            <text:p>80.332</text:p>
          </table:table-cell>
          <table:table-cell table:style-name="ce2" office:value-type="float" office:value="80.285">
            <text:p>80.28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2019.04.19 13:15</text:p>
          </table:table-cell>
          <table:table-cell table:style-name="ce2" office:value-type="float" office:value="80.031">
            <text:p>80.03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80.009">
            <text:p>80.009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80.064">
            <text:p>80.06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79.991">
            <text:p>79.991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81">
            <text:p>79.981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4</text:p>
          </table:table-cell>
          <table:table-cell table:number-columns-repeated="1009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2019.04.24 02:30</text:p>
          </table:table-cell>
          <table:table-cell table:style-name="ce2" office:value-type="float" office:value="79.358">
            <text:p>79.3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4">
            <text:p>79.3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68">
            <text:p>79.368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79.318">
            <text:p>79.318</text:p>
          </table:table-cell>
          <table:table-cell table:style-name="ce2" office:value-type="float" office:value="79.347">
            <text:p>79.347</text:p>
          </table:table-cell>
          <table:table-cell table:style-name="ce2" office:value-type="float" office:value="79.298">
            <text:p>79.298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4</text:p>
          </table:table-cell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2019.04.22 22:30</text:p>
          </table:table-cell>
          <table:table-cell table:style-name="ce2" office:value-type="float" office:value="79.852">
            <text:p>79.85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72">
            <text:p>79.87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85">
            <text:p>79.885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79.812">
            <text:p>79.812</text:p>
          </table:table-cell>
          <table:table-cell table:style-name="ce2" office:value-type="float" office:value="79.842">
            <text:p>79.842</text:p>
          </table:table-cell>
          <table:table-cell table:style-name="ce2" office:value-type="float" office:value="79.81">
            <text:p>79.81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5-4</text:p>
          </table:table-cell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2019.04.22 14:45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9.844">
            <text:p>79.844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79.844">
            <text:p>79.84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6-3</text:p>
          </table:table-cell>
          <table:table-cell table:number-columns-repeated="100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5">
            <text:p>305</text:p>
          </table:table-cell>
          <table:table-cell table:style-name="ce2" office:value-type="string">
            <text:p>2019.04.22 12:00</text:p>
          </table:table-cell>
          <table:table-cell table:style-name="ce2" office:value-type="float" office:value="79.876">
            <text:p>79.87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79.855">
            <text:p>79.855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79.894">
            <text:p>79.894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79.836">
            <text:p>79.836</text:p>
          </table:table-cell>
          <table:table-cell table:style-name="ce2" office:value-type="float" office:value="79.857">
            <text:p>79.857</text:p>
          </table:table-cell>
          <table:table-cell table:style-name="ce2" office:value-type="float" office:value="79.829">
            <text:p>79.829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table:number-columns-repeated="100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2019.04.23 06:45</text:p>
          </table:table-cell>
          <table:table-cell table:style-name="ce2" office:value-type="float" office:value="79.697">
            <text:p>79.697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79.69">
            <text:p>79.69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79.71">
            <text:p>79.7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79.657">
            <text:p>79.657</text:p>
          </table:table-cell>
          <table:table-cell table:style-name="ce2" office:value-type="float" office:value="79.693">
            <text:p>79.693</text:p>
          </table:table-cell>
          <table:table-cell table:style-name="ce2" office:value-type="float" office:value="79.632">
            <text:p>79.632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table:number-columns-repeated="1009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019.04.23 13:00</text:p>
          </table:table-cell>
          <table:table-cell table:style-name="ce2" office:value-type="float" office:value="79.57">
            <text:p>79.5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42">
            <text:p>79.542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65">
            <text:p>79.565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79.53">
            <text:p>79.53</text:p>
          </table:table-cell>
          <table:table-cell table:style-name="ce2" office:value-type="float" office:value="79.551">
            <text:p>79.551</text:p>
          </table:table-cell>
          <table:table-cell table:style-name="ce2" office:value-type="float" office:value="79.525">
            <text:p>79.52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2019.04.22 03:45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36">
            <text:p>80.036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.021">
            <text:p>80.021</text:p>
          </table:table-cell>
          <table:table-cell table:style-name="ce2" office:value-type="float" office:value="80.056">
            <text:p>80.056</text:p>
          </table:table-cell>
          <table:table-cell table:style-name="ce2" office:value-type="float" office:value="79.995">
            <text:p>79.99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1</text:p>
          </table:table-cell>
          <table:table-cell table:number-columns-repeated="100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019.04.23 05:45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5">
            <text:p>79.65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79.641">
            <text:p>79.641</text:p>
          </table:table-cell>
          <table:table-cell table:style-name="ce2" office:value-type="float" office:value="79.685">
            <text:p>79.685</text:p>
          </table:table-cell>
          <table:table-cell table:style-name="ce2" office:value-type="float" office:value="79.64">
            <text:p>79.6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4</text:p>
          </table:table-cell>
          <table:table-cell table:number-columns-repeated="1009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019.04.23 14:15</text:p>
          </table:table-cell>
          <table:table-cell table:style-name="ce2" office:value-type="float" office:value="79.541">
            <text:p>79.54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79.556">
            <text:p>79.556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79.595">
            <text:p>79.59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79.501">
            <text:p>79.501</text:p>
          </table:table-cell>
          <table:table-cell table:style-name="ce2" office:value-type="float" office:value="79.557">
            <text:p>79.557</text:p>
          </table:table-cell>
          <table:table-cell table:style-name="ce2" office:value-type="float" office:value="79.5">
            <text:p>79.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4</text:p>
          </table:table-cell>
          <table:table-cell table:number-columns-repeated="1009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2019.04.24 07:30</text:p>
          </table:table-cell>
          <table:table-cell table:style-name="ce2" office:value-type="float" office:value="78.594">
            <text:p>78.594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8.578">
            <text:p>78.578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78.658">
            <text:p>78.658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78.554">
            <text:p>78.554</text:p>
          </table:table-cell>
          <table:table-cell table:style-name="ce2" office:value-type="float" office:value="78.585">
            <text:p>78.585</text:p>
          </table:table-cell>
          <table:table-cell table:style-name="ce2" office:value-type="float" office:value="78.538">
            <text:p>78.538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5-4</text:p>
          </table:table-cell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2019.04.17 15:30</text:p>
          </table:table-cell>
          <table:table-cell table:style-name="ce2" office:value-type="float" office:value="80.52">
            <text:p>80.5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0.48">
            <text:p>80.48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80.457">
            <text:p>80.457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019.04.17 17:45</text:p>
          </table:table-cell>
          <table:table-cell table:style-name="ce2" office:value-type="float" office:value="80.342">
            <text:p>80.34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346">
            <text:p>80.34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.302">
            <text:p>80.302</text:p>
          </table:table-cell>
          <table:table-cell table:style-name="ce2" office:value-type="float" office:value="80.357">
            <text:p>80.357</text:p>
          </table:table-cell>
          <table:table-cell table:style-name="ce2" office:value-type="float" office:value="80.27">
            <text:p>80.27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019.04.18 11:45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9">
            <text:p>80.13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0.094">
            <text:p>80.094</text:p>
          </table:table-cell>
          <table:table-cell table:style-name="ce2" office:value-type="float" office:value="80.145">
            <text:p>80.145</text:p>
          </table:table-cell>
          <table:table-cell table:style-name="ce2" office:value-type="float" office:value="80.083">
            <text:p>80.083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2019.04.18 18:15</text:p>
          </table:table-cell>
          <table:table-cell table:style-name="ce2" office:value-type="float" office:value="80.008">
            <text:p>80.008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12">
            <text:p>80.012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3">
            <text:p>80.0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9.968">
            <text:p>79.968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59">
            <text:p>79.959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table:number-columns-repeated="100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019.04.23 11:15</text:p>
          </table:table-cell>
          <table:table-cell table:style-name="ce2" office:value-type="float" office:value="79.578">
            <text:p>79.578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79.564">
            <text:p>79.56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79.607">
            <text:p>79.60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79.538">
            <text:p>79.538</text:p>
          </table:table-cell>
          <table:table-cell table:style-name="ce2" office:value-type="float" office:value="79.572">
            <text:p>79.572</text:p>
          </table:table-cell>
          <table:table-cell table:style-name="ce2" office:value-type="float" office:value="79.534">
            <text:p>79.53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6-6-5</text:p>
          </table:table-cell>
          <table:table-cell table:number-columns-repeated="1009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2019.04.24 05:45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48">
            <text:p>78.648</text:p>
          </table:table-cell>
          <table:table-cell table:style-name="ce2" office:value-type="float" office:value="78.707">
            <text:p>78.707</text:p>
          </table:table-cell>
          <table:table-cell table:style-name="ce2" office:value-type="float" office:value="78.642">
            <text:p>78.642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6-6-5</text:p>
          </table:table-cell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2019.04.17 10:30</text:p>
          </table:table-cell>
          <table:table-cell table:style-name="ce2" office:value-type="float" office:value="80.603">
            <text:p>80.6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.64">
            <text:p>80.6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80.587">
            <text:p>80.587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37">
            <text:p>0.037</text:p>
          </table:table-cell>
          <table:table-cell table:style-name="ce2" office:value-type="string">
            <text:p>3-4-2</text:p>
          </table:table-cell>
          <table:table-cell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019.04.18 08:30</text:p>
          </table:table-cell>
          <table:table-cell table:style-name="ce2" office:value-type="float" office:value="80.333">
            <text:p>80.33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.386">
            <text:p>80.386</text:p>
          </table:table-cell>
          <table:table-cell table:style-name="ce2" office:value-type="float" office:value="80.426">
            <text:p>80.426</text:p>
          </table:table-cell>
          <table:table-cell table:style-name="ce2" office:value-type="float" office:value="80.345">
            <text:p>80.345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53">
            <text:p>0.053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019.04.19 04:45</text:p>
          </table:table-cell>
          <table:table-cell table:style-name="ce2" office:value-type="float" office:value="80.005">
            <text:p>80.0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7">
            <text:p>80.06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8">
            <text:p>80.06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0.071">
            <text:p>80.071</text:p>
          </table:table-cell>
          <table:table-cell table:style-name="ce2" office:value-type="float" office:value="80.111">
            <text:p>80.111</text:p>
          </table:table-cell>
          <table:table-cell table:style-name="ce2" office:value-type="float" office:value="80.025">
            <text:p>80.025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66">
            <text:p>0.066</text:p>
          </table:table-cell>
          <table:table-cell table:style-name="ce2" office:value-type="string">
            <text:p>4-6-5</text:p>
          </table:table-cell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2019.04.18 20:30</text:p>
          </table:table-cell>
          <table:table-cell table:style-name="ce2" office:value-type="float" office:value="79.958">
            <text:p>79.958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3">
            <text:p>80.02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6">
            <text:p>80.02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80.029">
            <text:p>80.029</text:p>
          </table:table-cell>
          <table:table-cell table:style-name="ce2" office:value-type="float" office:value="80.069">
            <text:p>80.069</text:p>
          </table:table-cell>
          <table:table-cell table:style-name="ce2" office:value-type="float" office:value="79.993">
            <text:p>79.993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71">
            <text:p>0.071</text:p>
          </table:table-cell>
          <table:table-cell table:style-name="ce2" office:value-type="string">
            <text:p>5-5-4</text:p>
          </table:table-cell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2019.04.17 21:45</text:p>
          </table:table-cell>
          <table:table-cell table:style-name="ce2" office:value-type="float" office:value="80.303">
            <text:p>80.30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0.375">
            <text:p>80.375</text:p>
          </table:table-cell>
          <table:table-cell table:style-name="ce2" office:value-type="float" office:value="80.415">
            <text:p>80.415</text:p>
          </table:table-cell>
          <table:table-cell table:style-name="ce2" office:value-type="float" office:value="80.339">
            <text:p>80.339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72">
            <text:p>0.072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2019.04.17 19:45</text:p>
          </table:table-cell>
          <table:table-cell table:style-name="ce2" office:value-type="float" office:value="80.234">
            <text:p>80.23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0.309">
            <text:p>80.309</text:p>
          </table:table-cell>
          <table:table-cell table:style-name="ce2" office:value-type="float" office:value="80.349">
            <text:p>80.349</text:p>
          </table:table-cell>
          <table:table-cell table:style-name="ce2" office:value-type="float" office:value="80.305">
            <text:p>80.305</text:p>
          </table:table-cell>
          <table:table-cell table:style-name="ce2" office:value-type="string">
            <text:p>STATUS_POS_EXIT__TP</text:p>
          </table:table-cell>
          <table:table-cell table:style-name="ce2" office:value-type="float" office:value="0.075">
            <text:p>0.075</text:p>
          </table:table-cell>
          <table:table-cell table:style-name="ce2" office:value-type="string">
            <text:p>5-5-5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-10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text:p>3-4-2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 office:value-type="string">
            <text:p>5-5-5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 office:value-type="string">
            <text:p>4-6-5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string">
            <text:p>2019.04.19 13:15</text:p>
          </table:table-cell>
          <table:table-cell office:value-type="float" office:value="80.031">
            <text:p>80.031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0">
            <text:p>220</text:p>
          </table:table-cell>
          <table:table-cell office:value-type="float" office:value="80.064">
            <text:p>80.064</text:p>
          </table:table-cell>
          <table:table-cell office:value-type="float" office:value="234">
            <text:p>234</text:p>
          </table:table-cell>
          <table:table-cell office:value-type="float" office:value="79.991">
            <text:p>79.991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string">
            <text:p>2019.04.22 03:45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36">
            <text:p>80.036</text:p>
          </table:table-cell>
          <table:table-cell office:value-type="float" office:value="273">
            <text:p>273</text:p>
          </table:table-cell>
          <table:table-cell office:value-type="float" office:value="80.021">
            <text:p>80.021</text:p>
          </table:table-cell>
          <table:table-cell office:value-type="float" office:value="80.056">
            <text:p>80.056</text:p>
          </table:table-cell>
          <table:table-cell office:value-type="float" office:value="79.995">
            <text:p>79.99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1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5">
            <text:p>305</text:p>
          </table:table-cell>
          <table:table-cell office:value-type="string">
            <text:p>2019.04.22 12:00</text:p>
          </table:table-cell>
          <table:table-cell office:value-type="float" office:value="79.876">
            <text:p>79.876</text:p>
          </table:table-cell>
          <table:table-cell office:value-type="float" office:value="312">
            <text:p>312</text:p>
          </table:table-cell>
          <table:table-cell office:value-type="float" office:value="79.855">
            <text:p>79.855</text:p>
          </table:table-cell>
          <table:table-cell office:value-type="float" office:value="310">
            <text:p>310</text:p>
          </table:table-cell>
          <table:table-cell office:value-type="float" office:value="79.894">
            <text:p>79.894</text:p>
          </table:table-cell>
          <table:table-cell office:value-type="float" office:value="313">
            <text:p>313</text:p>
          </table:table-cell>
          <table:table-cell office:value-type="float" office:value="79.836">
            <text:p>79.836</text:p>
          </table:table-cell>
          <table:table-cell office:value-type="float" office:value="79.857">
            <text:p>79.857</text:p>
          </table:table-cell>
          <table:table-cell office:value-type="float" office:value="79.829">
            <text:p>79.82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string">
            <text:p>2019.04.22 14:45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7">
            <text:p>79.87</text:p>
          </table:table-cell>
          <table:table-cell office:value-type="float" office:value="317">
            <text:p>317</text:p>
          </table:table-cell>
          <table:table-cell office:value-type="float" office:value="79.844">
            <text:p>79.844</text:p>
          </table:table-cell>
          <table:table-cell office:value-type="float" office:value="79.87">
            <text:p>79.87</text:p>
          </table:table-cell>
          <table:table-cell office:value-type="float" office:value="79.844">
            <text:p>79.8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6-3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7">
            <text:p>347</text:p>
          </table:table-cell>
          <table:table-cell office:value-type="string">
            <text:p>2019.04.22 22:30</text:p>
          </table:table-cell>
          <table:table-cell office:value-type="float" office:value="79.852">
            <text:p>79.852</text:p>
          </table:table-cell>
          <table:table-cell office:value-type="float" office:value="352">
            <text:p>352</text:p>
          </table:table-cell>
          <table:table-cell office:value-type="float" office:value="79.872">
            <text:p>79.872</text:p>
          </table:table-cell>
          <table:table-cell office:value-type="float" office:value="352">
            <text:p>352</text:p>
          </table:table-cell>
          <table:table-cell office:value-type="float" office:value="79.885">
            <text:p>79.885</text:p>
          </table:table-cell>
          <table:table-cell office:value-type="float" office:value="353">
            <text:p>353</text:p>
          </table:table-cell>
          <table:table-cell office:value-type="float" office:value="79.812">
            <text:p>79.812</text:p>
          </table:table-cell>
          <table:table-cell office:value-type="float" office:value="79.842">
            <text:p>79.842</text:p>
          </table:table-cell>
          <table:table-cell office:value-type="float" office:value="79.81">
            <text:p>79.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6">
            <text:p>376</text:p>
          </table:table-cell>
          <table:table-cell office:value-type="string">
            <text:p>2019.04.23 05:45</text:p>
          </table:table-cell>
          <table:table-cell office:value-type="float" office:value="79.681">
            <text:p>79.681</text:p>
          </table:table-cell>
          <table:table-cell office:value-type="float" office:value="377">
            <text:p>377</text:p>
          </table:table-cell>
          <table:table-cell office:value-type="float" office:value="79.65">
            <text:p>79.65</text:p>
          </table:table-cell>
          <table:table-cell office:value-type="float" office:value="377">
            <text:p>377</text:p>
          </table:table-cell>
          <table:table-cell office:value-type="float" office:value="79.681">
            <text:p>79.681</text:p>
          </table:table-cell>
          <table:table-cell office:value-type="float" office:value="378">
            <text:p>378</text:p>
          </table:table-cell>
          <table:table-cell office:value-type="float" office:value="79.641">
            <text:p>79.641</text:p>
          </table:table-cell>
          <table:table-cell office:value-type="float" office:value="79.685">
            <text:p>79.685</text:p>
          </table:table-cell>
          <table:table-cell office:value-type="float" office:value="79.64">
            <text:p>79.6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string">
            <text:p>2019.04.23 06:45</text:p>
          </table:table-cell>
          <table:table-cell office:value-type="float" office:value="79.697">
            <text:p>79.697</text:p>
          </table:table-cell>
          <table:table-cell office:value-type="float" office:value="387">
            <text:p>387</text:p>
          </table:table-cell>
          <table:table-cell office:value-type="float" office:value="79.69">
            <text:p>79.69</text:p>
          </table:table-cell>
          <table:table-cell office:value-type="float" office:value="380">
            <text:p>380</text:p>
          </table:table-cell>
          <table:table-cell office:value-type="float" office:value="79.71">
            <text:p>79.71</text:p>
          </table:table-cell>
          <table:table-cell office:value-type="float" office:value="388">
            <text:p>388</text:p>
          </table:table-cell>
          <table:table-cell office:value-type="float" office:value="79.657">
            <text:p>79.657</text:p>
          </table:table-cell>
          <table:table-cell office:value-type="float" office:value="79.693">
            <text:p>79.693</text:p>
          </table:table-cell>
          <table:table-cell office:value-type="float" office:value="79.632">
            <text:p>79.63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8">
            <text:p>398</text:p>
          </table:table-cell>
          <table:table-cell office:value-type="string">
            <text:p>2019.04.23 11:15</text:p>
          </table:table-cell>
          <table:table-cell office:value-type="float" office:value="79.578">
            <text:p>79.578</text:p>
          </table:table-cell>
          <table:table-cell office:value-type="float" office:value="402">
            <text:p>402</text:p>
          </table:table-cell>
          <table:table-cell office:value-type="float" office:value="79.564">
            <text:p>79.564</text:p>
          </table:table-cell>
          <table:table-cell office:value-type="float" office:value="400">
            <text:p>400</text:p>
          </table:table-cell>
          <table:table-cell office:value-type="float" office:value="79.607">
            <text:p>79.607</text:p>
          </table:table-cell>
          <table:table-cell office:value-type="float" office:value="403">
            <text:p>403</text:p>
          </table:table-cell>
          <table:table-cell office:value-type="float" office:value="79.538">
            <text:p>79.538</text:p>
          </table:table-cell>
          <table:table-cell office:value-type="float" office:value="79.572">
            <text:p>79.572</text:p>
          </table:table-cell>
          <table:table-cell office:value-type="float" office:value="79.534">
            <text:p>79.53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5">
            <text:p>405</text:p>
          </table:table-cell>
          <table:table-cell office:value-type="string">
            <text:p>2019.04.23 13:00</text:p>
          </table:table-cell>
          <table:table-cell office:value-type="float" office:value="79.57">
            <text:p>79.57</text:p>
          </table:table-cell>
          <table:table-cell office:value-type="float" office:value="406">
            <text:p>406</text:p>
          </table:table-cell>
          <table:table-cell office:value-type="float" office:value="79.542">
            <text:p>79.542</text:p>
          </table:table-cell>
          <table:table-cell office:value-type="float" office:value="406">
            <text:p>406</text:p>
          </table:table-cell>
          <table:table-cell office:value-type="float" office:value="79.565">
            <text:p>79.565</text:p>
          </table:table-cell>
          <table:table-cell office:value-type="float" office:value="407">
            <text:p>407</text:p>
          </table:table-cell>
          <table:table-cell office:value-type="float" office:value="79.53">
            <text:p>79.53</text:p>
          </table:table-cell>
          <table:table-cell office:value-type="float" office:value="79.551">
            <text:p>79.551</text:p>
          </table:table-cell>
          <table:table-cell office:value-type="float" office:value="79.525">
            <text:p>79.52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0">
            <text:p>410</text:p>
          </table:table-cell>
          <table:table-cell office:value-type="string">
            <text:p>2019.04.23 14:15</text:p>
          </table:table-cell>
          <table:table-cell office:value-type="float" office:value="79.541">
            <text:p>79.541</text:p>
          </table:table-cell>
          <table:table-cell office:value-type="float" office:value="414">
            <text:p>414</text:p>
          </table:table-cell>
          <table:table-cell office:value-type="float" office:value="79.556">
            <text:p>79.556</text:p>
          </table:table-cell>
          <table:table-cell office:value-type="float" office:value="411">
            <text:p>411</text:p>
          </table:table-cell>
          <table:table-cell office:value-type="float" office:value="79.595">
            <text:p>79.595</text:p>
          </table:table-cell>
          <table:table-cell office:value-type="float" office:value="415">
            <text:p>415</text:p>
          </table:table-cell>
          <table:table-cell office:value-type="float" office:value="79.501">
            <text:p>79.501</text:p>
          </table:table-cell>
          <table:table-cell office:value-type="float" office:value="79.557">
            <text:p>79.557</text:p>
          </table:table-cell>
          <table:table-cell office:value-type="float" office:value="79.5">
            <text:p>79.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string">
            <text:p>2019.04.24 00:45</text:p>
          </table:table-cell>
          <table:table-cell office:value-type="float" office:value="79.361">
            <text:p>79.361</text:p>
          </table:table-cell>
          <table:table-cell office:value-type="float" office:value="454">
            <text:p>454</text:p>
          </table:table-cell>
          <table:table-cell office:value-type="float" office:value="79.369">
            <text:p>79.369</text:p>
          </table:table-cell>
          <table:table-cell office:value-type="float" office:value="453">
            <text:p>453</text:p>
          </table:table-cell>
          <table:table-cell office:value-type="float" office:value="79.406">
            <text:p>79.406</text:p>
          </table:table-cell>
          <table:table-cell office:value-type="float" office:value="455">
            <text:p>455</text:p>
          </table:table-cell>
          <table:table-cell office:value-type="float" office:value="79.321">
            <text:p>79.321</text:p>
          </table:table-cell>
          <table:table-cell office:value-type="float" office:value="79.374">
            <text:p>79.374</text:p>
          </table:table-cell>
          <table:table-cell office:value-type="float" office:value="79.305">
            <text:p>79.30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1-3-3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9">
            <text:p>459</text:p>
          </table:table-cell>
          <table:table-cell office:value-type="string">
            <text:p>2019.04.24 02:30</text:p>
          </table:table-cell>
          <table:table-cell office:value-type="float" office:value="79.358">
            <text:p>79.358</text:p>
          </table:table-cell>
          <table:table-cell office:value-type="float" office:value="460">
            <text:p>460</text:p>
          </table:table-cell>
          <table:table-cell office:value-type="float" office:value="79.34">
            <text:p>79.34</text:p>
          </table:table-cell>
          <table:table-cell office:value-type="float" office:value="460">
            <text:p>460</text:p>
          </table:table-cell>
          <table:table-cell office:value-type="float" office:value="79.368">
            <text:p>79.368</text:p>
          </table:table-cell>
          <table:table-cell office:value-type="float" office:value="461">
            <text:p>461</text:p>
          </table:table-cell>
          <table:table-cell office:value-type="float" office:value="79.318">
            <text:p>79.318</text:p>
          </table:table-cell>
          <table:table-cell office:value-type="float" office:value="79.347">
            <text:p>79.347</text:p>
          </table:table-cell>
          <table:table-cell office:value-type="float" office:value="79.298">
            <text:p>79.2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2">
            <text:p>472</text:p>
          </table:table-cell>
          <table:table-cell office:value-type="string">
            <text:p>2019.04.24 05:45</text:p>
          </table:table-cell>
          <table:table-cell office:value-type="float" office:value="78.688">
            <text:p>78.688</text:p>
          </table:table-cell>
          <table:table-cell office:value-type="float" office:value="472">
            <text:p>472</text:p>
          </table:table-cell>
          <table:table-cell office:value-type="float" office:value="78.688">
            <text:p>78.6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8.648">
            <text:p>78.648</text:p>
          </table:table-cell>
          <table:table-cell office:value-type="float" office:value="78.707">
            <text:p>78.707</text:p>
          </table:table-cell>
          <table:table-cell office:value-type="float" office:value="78.642">
            <text:p>78.64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9">
            <text:p>479</text:p>
          </table:table-cell>
          <table:table-cell office:value-type="string">
            <text:p>2019.04.24 07:30</text:p>
          </table:table-cell>
          <table:table-cell office:value-type="float" office:value="78.594">
            <text:p>78.594</text:p>
          </table:table-cell>
          <table:table-cell office:value-type="float" office:value="485">
            <text:p>485</text:p>
          </table:table-cell>
          <table:table-cell office:value-type="float" office:value="78.578">
            <text:p>78.578</text:p>
          </table:table-cell>
          <table:table-cell office:value-type="float" office:value="484">
            <text:p>484</text:p>
          </table:table-cell>
          <table:table-cell office:value-type="float" office:value="78.658">
            <text:p>78.658</text:p>
          </table:table-cell>
          <table:table-cell office:value-type="float" office:value="486">
            <text:p>486</text:p>
          </table:table-cell>
          <table:table-cell office:value-type="float" office:value="78.554">
            <text:p>78.554</text:p>
          </table:table-cell>
          <table:table-cell office:value-type="float" office:value="78.585">
            <text:p>78.585</text:p>
          </table:table-cell>
          <table:table-cell office:value-type="float" office:value="78.538">
            <text:p>78.53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ession-10.copy'.A22:'session-10.copy'.O48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2019/10/10</text:date>, <text:time>14:03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10T14:03:55.66</dc:date>
    <dc:creator>iwabuchi ken</dc:creator>
    <meta:editing-duration>PT1H11M9S</meta:editing-duration>
    <meta:editing-cycles>4</meta:editing-cycles>
    <meta:generator>OpenOffice/4.1.3$Win32 OpenOffice.org_project/413m1$Build-9783</meta:generator>
    <meta:document-statistic meta:table-count="3" meta:cell-count="1377" meta:object-count="0"/>
  </office:meta>
</office:document-meta>
</file>